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0493in" style:use-optimal-column-width="false"/>
    </style:style>
    <style:style style:name="Table2" style:family="table">
      <style:table-properties style:width="6.0493in" fo:margin-left="0in" table:align="left"/>
    </style:style>
    <style:style style:name="TableRow4" style:family="table-row">
      <style:table-row-properties style:min-row-height="1.3451in"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extbody" style:family="paragraph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id="id0" draw:style-name="a0" draw:name="Input penna 1" text:anchor-type="paragraph" svg:x="-0.13673in" svg:y="-0.20632in" svg:width="5.17431in" svg:height="0.49167in" style:rel-width="scale" style:rel-height="scale"><draw:image xlink:href="media/image1.png" xlink:type="simple" xlink:show="embed" xlink:actuate="onLoad"/><svg:title/><svg:desc/></draw:frame></text:p>
      <text:p text:style-name="Normale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OME: ${nome}</text:p>
            <text:p text:style-name="P7">COGNOME: ${cognome}</text:p>
          </table:table-cell>
        </table:table-row>
      </table:table>
      <text:p text:style-name="Textbody"><text:s text:c="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laudio Biancalana</dc:creator>
    <meta:creation-date>2021-11-23T11:42:00Z</meta:creation-date>
    <dc:date>2021-11-23T11:51:00Z</dc:date>
    <meta:template xlink:href="Normal.dotm" xlink:type="simple"/>
    <meta:editing-cycles>3</meta:editing-cycles>
    <meta:editing-duration>PT60S</meta:editing-duration>
    <meta:document-statistic meta:page-count="1" meta:paragraph-count="1" meta:word-count="7" meta:character-count="47" meta:row-count="1" meta:non-whitespace-character-count="41"/>
  </office:meta>
</office:document-meta>
</file>